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alibri" fo:font-size="14pt" style:font-size-asian="14pt" style:font-size-complex="14pt"/>
    </style:style>
    <style:style style:name="P2" style:family="paragraph" style:parent-style-name="Standard">
      <style:text-properties style:font-name="Calibri" fo:font-weight="bold" style:font-weight-asian="bold" style:font-weight-complex="bold"/>
    </style:style>
    <style:style style:name="P3" style:family="paragraph" style:parent-style-name="Standard">
      <style:text-properties style:font-name="Calibri" fo:font-weight="normal" style:font-weight-asian="normal" style:font-weight-complex="normal"/>
    </style:style>
    <style:style style:name="P4" style:family="paragraph" style:parent-style-name="Standard" style:list-style-name="L1">
      <style:text-properties style:font-name="Calibri" fo:font-weight="normal" style:font-weight-asian="normal" style:font-weight-complex="normal"/>
    </style:style>
    <style:style style:name="P5" style:family="paragraph" style:parent-style-name="Standard" style:list-style-name="L1">
      <style:text-properties style:font-name="Calibri" fo:font-weight="normal" officeooo:paragraph-rsid="0003914e" style:font-weight-asian="normal" style:font-weight-complex="normal"/>
    </style:style>
    <style:style style:name="P6" style:family="paragraph" style:parent-style-name="Standard">
      <style:text-properties style:font-name="Calibri" fo:font-weight="normal" officeooo:rsid="00008035" officeooo:paragraph-rsid="00008035" style:font-weight-asian="normal" style:font-weight-complex="normal"/>
    </style:style>
    <style:style style:name="P7" style:family="paragraph" style:parent-style-name="Standard">
      <style:text-properties style:font-name="Calibri" fo:font-weight="normal" officeooo:rsid="00008035" officeooo:paragraph-rsid="0003914e" style:font-weight-asian="normal" style:font-weight-complex="normal"/>
    </style:style>
    <style:style style:name="P8" style:family="paragraph" style:parent-style-name="Standard">
      <style:text-properties style:font-name="Calibri" fo:font-weight="normal" officeooo:paragraph-rsid="00008035" style:font-weight-asian="normal" style:font-weight-complex="normal"/>
    </style:style>
    <style:style style:name="P9" style:family="paragraph" style:parent-style-name="Standard">
      <style:text-properties style:font-name="Calibri" fo:font-weight="normal" officeooo:rsid="0000add5" officeooo:paragraph-rsid="00008035" style:font-weight-asian="normal" style:font-weight-complex="normal"/>
    </style:style>
    <style:style style:name="P10" style:family="paragraph" style:parent-style-name="Standard">
      <style:text-properties style:font-name="Calibri" fo:font-weight="normal" officeooo:rsid="0000add5" officeooo:paragraph-rsid="0000add5" style:font-weight-asian="normal" style:font-weight-complex="normal"/>
    </style:style>
    <style:style style:name="P11" style:family="paragraph" style:parent-style-name="Standard">
      <style:text-properties style:font-name="Calibri" fo:font-weight="normal" officeooo:rsid="0000add5" officeooo:paragraph-rsid="00045d23" style:font-weight-asian="normal" style:font-weight-complex="normal"/>
    </style:style>
    <style:style style:name="P12" style:family="paragraph" style:parent-style-name="Standard">
      <style:text-properties style:font-name="Calibri" fo:font-weight="normal" officeooo:rsid="0001ee26" officeooo:paragraph-rsid="0001ee26" style:font-weight-asian="normal" style:font-weight-complex="normal"/>
    </style:style>
    <style:style style:name="P13" style:family="paragraph" style:parent-style-name="Standard">
      <style:text-properties style:font-name="Calibri" fo:font-weight="normal" officeooo:rsid="0001ee26" officeooo:paragraph-rsid="00045d23" style:font-weight-asian="normal" style:font-weight-complex="normal"/>
    </style:style>
    <style:style style:name="P14" style:family="paragraph" style:parent-style-name="Standard">
      <style:text-properties style:font-name="Calibri" fo:font-weight="normal" officeooo:rsid="000387c0" style:font-weight-asian="normal" style:font-weight-complex="normal"/>
    </style:style>
    <style:style style:name="P15" style:family="paragraph" style:parent-style-name="Standard">
      <style:text-properties style:font-name="Calibri" fo:font-weight="normal" officeooo:rsid="000387c0" officeooo:paragraph-rsid="000387c0" style:font-weight-asian="normal" style:font-weight-complex="normal"/>
    </style:style>
    <style:style style:name="P16" style:family="paragraph" style:parent-style-name="Standard">
      <style:text-properties style:font-name="Calibri" fo:font-weight="normal" officeooo:rsid="0003914e" officeooo:paragraph-rsid="0003914e" style:font-weight-asian="normal" style:font-weight-complex="normal"/>
    </style:style>
    <style:style style:name="P17" style:family="paragraph" style:parent-style-name="Standard">
      <style:text-properties style:font-name="Calibri" fo:font-weight="normal" officeooo:paragraph-rsid="0001ee26" style:font-weight-asian="normal" style:font-weight-complex="normal"/>
    </style:style>
    <style:style style:name="P18" style:family="paragraph" style:parent-style-name="Standard">
      <style:text-properties officeooo:paragraph-rsid="00008035"/>
    </style:style>
    <style:style style:name="P19" style:family="paragraph" style:parent-style-name="Standard">
      <style:text-properties officeooo:rsid="0000add5" officeooo:paragraph-rsid="0000add5"/>
    </style:style>
    <style:style style:name="P20" style:family="paragraph" style:parent-style-name="Standard">
      <style:text-properties officeooo:paragraph-rsid="0000add5"/>
    </style:style>
    <style:style style:name="P21" style:family="paragraph" style:parent-style-name="Standard">
      <style:text-properties officeooo:paragraph-rsid="00045d23"/>
    </style:style>
    <style:style style:name="T1" style:family="text">
      <style:text-properties fo:font-size="10pt" style:font-size-asian="10pt" style:font-size-complex="10pt"/>
    </style:style>
    <style:style style:name="T2" style:family="text">
      <style:text-properties fo:font-weight="bold" style:font-weight-asian="bold" style:font-weight-complex="bold"/>
    </style:style>
    <style:style style:name="T3" style:family="text">
      <style:text-properties officeooo:rsid="00008035"/>
    </style:style>
    <style:style style:name="T4" style:family="text">
      <style:text-properties officeooo:rsid="0000add5"/>
    </style:style>
    <style:style style:name="T5" style:family="text">
      <style:text-properties style:font-name="Calibri" fo:font-weight="normal" style:font-weight-asian="normal" style:font-weight-complex="normal"/>
    </style:style>
    <style:style style:name="T6" style:family="text">
      <style:text-properties style:font-name="Calibri" fo:font-weight="normal" officeooo:rsid="0000add5" style:font-weight-asian="normal" style:font-weight-complex="normal"/>
    </style:style>
    <style:style style:name="T7" style:family="text">
      <style:text-properties style:font-name="Calibri" fo:font-weight="normal" officeooo:rsid="00008035" style:font-weight-asian="normal" style:font-weight-complex="normal"/>
    </style:style>
    <style:style style:name="T8" style:family="text">
      <style:text-properties style:font-name="Calibri" fo:font-weight="normal" officeooo:rsid="0003914e" style:font-weight-asian="normal" style:font-weight-complex="normal"/>
    </style:style>
    <style:style style:name="T9" style:family="text">
      <style:text-properties officeooo:rsid="0003914e"/>
    </style:style>
    <style:style style:name="T10" style:family="text">
      <style:text-properties officeooo:rsid="00045d23"/>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2">La censura di regime</text:span> – rai storia (trasmissione “Il Tempo e la Storia”) - intervento dello storico M. Canali</text:p>
      <text:p text:style-name="Standard"><text:a xlink:type="simple" xlink:href="https://www.raiplay.it/video/2017/05/Il-Tempo-e-la-Storia---La-censura-di-regime-c9f00103-5cdb-4f9a-9e45-28c8cf558f04.html" text:style-name="Internet_20_link" text:visited-style-name="Visited_20_Internet_20_Link">https://www.raiplay.it/video/2017/05/Il-Tempo-e-la-Storia---La-censura-di-regime-c9f00103-5cdb-4f9a-9e45-28c8cf558f04.html</text:a> </text:p>
      <text:p text:style-name="Standard"/>
      <text:p text:style-name="P2">Domande per la riflessione e lo studio <text:span text:style-name="T1">(indicazioni operative: vedere il video, prendere appunti, rispondere alle domande)</text:span></text:p>
      <text:list xml:id="list4209446345" text:style-name="L1">
        <text:list-item>
          <text:p text:style-name="P4">L'obiettivo di Mussolini già dal 1923 quando fornisce alla stampa istruzioni precise su come fornire notizie qual era ?</text:p>
        </text:list-item>
      </text:list>
      <text:p text:style-name="P6"/>
      <text:p text:style-name="P6">Le disposizioni date alla stampa da parte di Mussolini avevano un unico obiettivo: condizionare la libertà di stampa.</text:p>
      <text:p text:style-name="P16">Questo condizionamento era volto ad erigere in maniera quasi “eroica” le figure del regime e del Duce, attraverso un filtraggio e una modifica delle notizie attuati pesantemente.</text:p>
      <text:p text:style-name="P16">Vennero fatte moltissime limitazioni, a partire dalla totale restrizione delle trasmissioni radiofoniche, poi al divieto di assemblea e di creazione di partiti politici, fino alla limitazione della libertà di espressione da parte delle testate giornalistiche.</text:p>
      <text:p text:style-name="P3"/>
      <text:list xml:id="list173932954098690" text:continue-numbering="true" text:style-name="L1">
        <text:list-item>
          <text:p text:style-name="P4">Per vent'anni quali furono le conseguenze di questo controllo?</text:p>
        </text:list-item>
      </text:list>
      <text:p text:style-name="P3"/>
      <text:p text:style-name="P16">Le conseguenze che si protrassero per oltre vent’anni possono essere divise in due categorie: le conseguenze a breve e le conseguenze a lungo termine.</text:p>
      <text:p text:style-name="P16">La conseguenza a breve termine era chiaramente l’intimidazione che il giornalista o la testata provava di fronte ad un messaggio restrittivo. Voleva dire infatti essere visti in mala maniera da parte del regime, cosa che nella maggioranza dei casi portava alla chiusura della testata giornalistica o alla radiazione dall’albo dei giornalisti.</text:p>
      <text:p text:style-name="P6">La consegu<text:span text:style-name="T9">e</text:span>nza <text:span text:style-name="T9">a lungo termine invece è la formazione di una “corruzione delle coscienze”, perché infatti la censura era una vera e propria manipolazione dell’informazione, arrivando quindi a provocare dei guasti nelle coscienze più malleabili, ovvero quelle dei giovani.</text:span></text:p>
      <text:p text:style-name="P6"/>
      <text:list xml:id="list173934355689041" text:continue-numbering="true" text:style-name="L1">
        <text:list-item>
          <text:p text:style-name="P4">Ricostruire cronologicamente dal 1923 <text:s/>l'ordine degli interventi adottati dal governo fascista per controllare la stampa, in particolare soffermarsi sui decreti legge emanati e i loroarticoli più importanti.</text:p>
        </text:list-item>
      </text:list>
      <text:p text:style-name="P8"/>
      <text:p text:style-name="P8"><text:span text:style-name="T3">Giugno 1923 – Chiusura del “Lavoratore di Trieste”</text:span></text:p>
      <text:p text:style-name="P6">12 Luglio 1923 – Stesura del “Decreto sulla stampa”, <text:span text:style-name="T9">che porta ad un </text:span>amplia<text:span text:style-name="T9">mento del</text:span> potere dei prefetti, che potevano <text:span text:style-name="T9">assegnare</text:span> fino a due diffide ad un giornale, il quale dopo la seconda poteva <text:span text:style-name="T9">ormai</text:span> considerarsi come “chiuso”.</text:p>
      <text:p text:style-name="P6">Giugno 1924 – <text:span text:style-name="T9">Delitto</text:span> Matteotti </text:p>
      <text:p text:style-name="P18"><text:span text:style-name="T7">8 Luglio 1924 – P</text:span><text:span text:style-name="T8">ubblicazione del decreto sulla stampa nella gazzetta ufficiale del regno. Il decreto era stato modificato rispetto al 1923 e conteneva due nuovi articoli, uno dei</text:span><text:span text:style-name="T7"> quali porta alla reintroduzione del “sequestro preventivo dei giornali”.</text:span></text:p>
      <text:p text:style-name="P20"><text:span text:style-name="T6">31 Dicembre 1925 – Entra in vigore la legge sulla libertà di stampa, stabil</text:span><text:span text:style-name="T8">endo </text:span><text:span text:style-name="T6">che i giornali possano essere diretti, scritti e stampati, solo</text:span><text:span text:style-name="T8"> attraverso</text:span><text:span text:style-name="T6"> un responsabile riconosciuto da un prefetto, quindi dal governo. </text:span><text:span text:style-name="T8">Inoltre all’interno della stessa legge v</text:span><text:span text:style-name="T6">iene vietata la diffusione e la circolazione dei giornali ritenuti “illegali”.</text:span></text:p>
      <text:p text:style-name="P19"><text:span text:style-name="T5">Aprile 1926 – Limitazione della libertà di sciopero </text:span><text:span text:style-name="T8">e il permesso </text:span><text:span text:style-name="T5">soltanto </text:span><text:span text:style-name="T8">a</text:span><text:span text:style-name="T5">i sindacati fascis</text:span><text:span text:style-name="T8">ti di</text:span><text:span text:style-name="T5"> emanare contratti collettivi.</text:span></text:p>
      <text:p text:style-name="P19"><text:span text:style-name="T8">Il p</text:span><text:span text:style-name="T5">artito fascista </text:span><text:span text:style-name="T8">viene proclamato come </text:span><text:span text:style-name="T5">unico partito ammeso.</text:span></text:p>
      <text:p text:style-name="P20"><text:soft-page-break/><text:span text:style-name="T6">Novembre 1926 – Approvazione delle leggi fascistissime, </text:span><text:span text:style-name="T8">all’interno delle quali si specifica come la stampa deve essere sottoposta ad un controllo ed eventualmente censurata se presenta contenuti antinazionalistici o di critica verso il governo.</text:span></text:p>
      <text:p text:style-name="P19"><text:span text:style-name="T5">1928 – </text:span><text:span text:style-name="T8">Viene introdotto l’a</text:span><text:span text:style-name="T5">lbo dei giornalisti.</text:span></text:p>
      <text:list xml:id="list173933094249854" text:continue-numbering="true" text:style-name="L1">
        <text:list-header>
          <text:p text:style-name="P4"/>
        </text:list-header>
        <text:list-item>
          <text:p text:style-name="P4">Quale ripercussione ebbe il delitto Matteotti sulle modalità di fornire notizie stampa?</text:p>
        </text:list-item>
      </text:list>
      <text:p text:style-name="P6"/>
      <text:p text:style-name="P7">Il delitto fu un fatto enorme, in quanto <text:span text:style-name="T4">venne ucciso in centro a Roma il capo dell’opposizione antiafascista. </text:span></text:p>
      <text:p text:style-name="P16">La stampa di opposizione quindi ebbe il movento per lanciarsi all’attacco del regime, facendo pervenire la responsabilità di Mussolini e del suo partito nell’omicidio. Infatti l’attacco venne mosso con l’unico intento di portare alle dimissioni Mussolini.</text:p>
      <text:p text:style-name="P16">Questo porta ad una reazione di mussolini che valida il decreto sulla stampa, mettendo quindi a tacere tutte le voci.</text:p>
      <text:p text:style-name="P9"/>
      <text:list xml:id="list173934889952095" text:continue-numbering="true" text:style-name="L1">
        <text:list-item>
          <text:p text:style-name="P5">Che cosa prevedeva l'istituzione di un “Albo dei giornalisti”?</text:p>
          <text:p text:style-name="P5"/>
        </text:list-item>
      </text:list>
      <text:p text:style-name="P10">L’Albo dei giornalisti venne istituito nel 1928, e prevedeva che solamente chi ne era iscritto poteva esercitare la professione di giornalista.</text:p>
      <text:p text:style-name="P11">Questa istituzione rientra nella costruzione dello stato totalitario, controllando l’attività dei giornalisti colpendoli al fondo, ovvero a<text:span text:style-name="T10">gli stipendi e ai pagamenti</text:span>. </text:p>
      <text:p text:style-name="P21">L’albo significava <text:span text:style-name="T10">l’autorizzazione da parte del regime</text:span> a professare quella professione. </text:p>
      <text:p text:style-name="P21">Si poteva <text:span text:style-name="T10">venire</text:span> anche radiati dall’albo, arrivando quindi a rimanere totalmente senza lavoro.</text:p>
      <text:p text:style-name="P10"/>
      <text:list xml:id="list173933328618390" text:continue-numbering="true" text:style-name="L1">
        <text:list-item>
          <text:p text:style-name="P4">Che cos'erano le “veline”?</text:p>
          <text:p text:style-name="P4"/>
        </text:list-item>
      </text:list>
      <text:p text:style-name="P13">Le veline erano sostanzialmente le direttive date dal regime ai giornali. Queste specificavano soprattutto cosa non scrivere, ma anche cosa scrivere e come scriverlo, simbolo di un regime totalitario “occhiuto” e di una manipolazione psicologica verso gli italiani. </text:p>
      <text:p text:style-name="P13">Viene fatto esempio della direttiva “Scrivere che all’arrivo del duce erano presenti oltre 40.000 persone”, per risaltare la figura del duce e non sminuirla scrivendo magari “al massimo 40.000 persone”.</text:p>
      <text:p text:style-name="P13">Un’altra velina riguarda un incidente di un figlio di Arnaldo Mussolini, fratello di Benito. </text:p>
      <text:p text:style-name="P13">“E’ tassativamente vietato parlare del lieve incidente riguardante il figlio di Arnaldo Mussolini.”, questo il telegramma inviato tempestivamente alle testate giornalistiche, dove si sottoli<text:span text:style-name="T10">ne</text:span>a come l’incidente viene definito “lieve” nonostante l’uomo alla guida avesse investito ed ucciso una persona.</text:p>
      <text:p text:style-name="P17"/>
      <text:list xml:id="list173933079730598" text:continue-numbering="true" text:style-name="L1">
        <text:list-item>
          <text:p text:style-name="P4">Come agiva il Minculpop? come veniva mantenuto questo ministero?</text:p>
        </text:list-item>
      </text:list>
      <text:p text:style-name="P12"/>
      <text:p text:style-name="P12">Il Minculpop era il Ministero per la Cultura Popolare, che si occupava della stampa, del cinema, del teatro e della musica, agendo sempre nell’attività di controllo della libera espressione.</text:p>
      <text:p text:style-name="P12">Il Minculpop era una sorta di “cupola” posizionata sopra a tutta l’attività intellettuale praticata all’interno del paese, quindi qualsiasi cosa doveva essere autorizzata da questo ministero.</text:p>
      <text:p text:style-name="P12">Veniva mantenuto attraverso le sovvenzioni, i finanziamenti <text:span text:style-name="T10">e tutte le entrate in denaro che gestiva dalle tasse che venivano imposte a giornalisti ed autori per la pubblicazione delle loro opere.</text:span></text:p>
      <text:p text:style-name="P12"/>
      <text:p text:style-name="P12"/>
      <text:list xml:id="list173933645652529" text:continue-numbering="true" text:style-name="L1">
        <text:list-header>
          <text:p text:style-name="P4"/>
        </text:list-header>
        <text:list-item>
          <text:p text:style-name="P4"><text:soft-page-break/>Qual era il ruolo dell'arma dei carabinieri e dell'OVRA in questo ambito? </text:p>
        </text:list-item>
      </text:list>
      <text:p text:style-name="P14"/>
      <text:p text:style-name="P15">Il ruolo dell’arma dei carabinieri era importante per mantenere il controllo della libertà di stampa, ma ancora più fondamentale era l’OVRA.</text:p>
      <text:p text:style-name="P15">L’OVRA era l’organizzazione segreta del regime, attiva contro gli antifascisti e non solo, che vengono giudicati e condannati dal tribunale speciale, operante secondo le norme del codice penale militare di guerra, che emanava le sentenze, contro cui non si poteva in alcun modo attuare ricorso o altra impugnazione.</text:p>
      <text:p text:style-name="P15">La associazione stampa veniva infiltrata da giornalisti che si rivelavano in realtà agenti dell’OVRA, portando l’organizzazione ad essere “tentacolare”, attraverso anche le intercettazioni delle conversazioni telefoniche, che spesso preludevano le espulsioni.</text:p>
      <text:p text:style-name="P15"/>
      <text:p text:style-name="P15"/>
      <text:p text:style-name="P15"/>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it" fo:country="IT" style:letter-kerning="true" style:font-name-asian="SimSun"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2" style:font-family-complex="Arial"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enrica pan</meta:initial-creator>
    <meta:creation-date>2020-03-11T11:34:49.21</meta:creation-date>
    <dc:date>2020-03-11T17:39:32.515000000</dc:date>
    <meta:editing-duration>PT16M9S</meta:editing-duration>
    <meta:editing-cycles>5</meta:editing-cycles>
    <meta:generator>LibreOffice/6.3.2.2$Windows_X86_64 LibreOffice_project/98b30e735bda24bc04ab42594c85f7fd8be07b9c</meta:generator>
    <meta:document-statistic meta:table-count="0" meta:image-count="0" meta:object-count="0" meta:page-count="3" meta:paragraph-count="43" meta:word-count="986" meta:character-count="6903" meta:non-whitespace-character-count="5951"/>
  </office:meta>
</office:document-meta>
</file>